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8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config</text:p>
      <text:p text:style-name="Standard">mkdir text</text:p>
      <text:p text:style-name="Standard">cd text</text:p>
      <text:p text:style-name="Standard">ls</text:p>
      <text:p text:style-name="Standard">hadoop fs -mkdir /vignesh</text:p>
      <text:p text:style-name="Standard">hadoop fs -copyFromLocal /home/edureka/Desktop/text </text:p>
      <text:p text:style-name="Standard">hadoop fs -copyFromLocal /home/edureka/Desktop/text /vignesh</text:p>
      <text:p text:style-name="Standard">hadoop fs -rmr /user/edureka/text</text:p>
      <text:p text:style-name="Standard">hadoop jar hadoop-mapreduce-examples-2.2.0.jar </text:p>
      <text:p text:style-name="Standard"><text:s/>hadoop jar hadoop-mapreduce-examples-2.2.0.jar wordcount /vignesh/text /vignesh/count</text:p>
      <text:p text:style-name="Standard"><text:s/>hadoop jar hadoop-mapreduce-examples-2.2.0.jar wordmean /vignesh/text /vignesh/mean</text:p>
      <text:p text:style-name="Standard"><text:s/>hadoop jar hadoop-mapreduce-examples-2.2.0.jar wordmedian /vignesh/text /vignesh/median</text:p>
      <text:p text:style-name="Standard"><text:s/>hadoop jar hadoop-mapreduce-examples-2.2.0.jar wordsd /vignesh/text /vignesh/sd</text:p>
      <text:p text:style-name="Standard"><text:s/>hadoop jar hadoop-mapreduce-examples-2.2.0.jar wordstandarddeviation /vignesh/text /vignesh/sd</text:p>
      <text:p text:style-name="Standard"><text:s text:c="2"/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10-06T12:55:17</meta:creation-date>
    <dc:date>2022-10-06T13:01:35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15" meta:word-count="57" meta:character-count="701" meta:non-whitespace-character-count="635"/>
    <meta:generator>LibreOffice/4.0.4.2$Linux_x86 LibreOffice_project/400m0$Build-2</meta:generator>
  </office:meta>
</office:document-meta>
</file>